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9mm" svg:y="89.72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469 <text:s text:c="3"/>sampled: 1859.976 <text:s text:c="2"/>given: 3800 <text:s text:c="2"/>gain: 2.0430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469 <text:s text:c="3"/>sampled: 1859.976 <text:s text:c="2"/>given: 3800 <text:s text:c="2"/>gain: 2.0430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00 <text:s text:c="3"/>sampled: 1762.39 <text:s text:c="2"/>given: 3600 <text:s text:c="2"/>gain: 2.0426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499 <text:s text:c="3"/>sampled: 1762.289 <text:s text:c="2"/>given: 3600 <text:s text:c="2"/>gain: 2.0427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27 <text:s text:c="3"/>sampled: 1664.401 <text:s text:c="2"/>given: 3400 <text:s text:c="2"/>gain: 2.0427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27 <text:s text:c="3"/>sampled: 1664.401 <text:s text:c="2"/>given: 3400 <text:s text:c="2"/>gain: 2.04277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54 <text:s text:c="3"/>sampled: 1566.412 <text:s text:c="2"/>given: 3200 <text:s text:c="2"/>gain: 2.0428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54 <text:s text:c="3"/>sampled: 1566.412 <text:s text:c="2"/>given: 3200 <text:s text:c="2"/>gain: 2.04288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83 <text:s text:c="3"/>sampled: 1468.625 <text:s text:c="2"/>given: 3000 <text:s text:c="2"/>gain: 2.04272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583 <text:s text:c="3"/>sampled: 1468.625 <text:s text:c="2"/>given: 3000 <text:s text:c="2"/>gain: 2.04272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11 <text:s text:c="3"/>sampled: 1370.737 <text:s text:c="2"/>given: 2800 <text:s text:c="2"/>gain: 2.0426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11 <text:s text:c="3"/>sampled: 1370.737 <text:s text:c="2"/>given: 2800 <text:s text:c="2"/>gain: 2.04269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38 <text:s text:c="3"/>sampled: 1272.748 <text:s text:c="2"/>given: 2600 <text:s text:c="2"/>gain: 2.0428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38 <text:s text:c="3"/>sampled: 1272.748 <text:s text:c="2"/>given: 2600 <text:s text:c="2"/>gain: 2.04282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67 <text:s text:c="3"/>sampled: 1174.96 <text:s text:c="2"/>given: 2400 <text:s text:c="2"/>gain: 2.0426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67 <text:s text:c="3"/>sampled: 1174.96 <text:s text:c="2"/>given: 2400 <text:s text:c="2"/>gain: 2.0426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96 <text:s text:c="3"/>sampled: 1077.173 <text:s text:c="2"/>given: 2200 <text:s text:c="2"/>gain: 2.04238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696 <text:s text:c="3"/>sampled: 1077.173 <text:s text:c="2"/>given: 2200 <text:s text:c="2"/>gain: 2.04238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3037" calcext:value-type="float">
            <text:p>2.0430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3037" calcext:value-type="float">
            <text:p>2.0430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681" calcext:value-type="float">
            <text:p>2.0426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797" calcext:value-type="float">
            <text:p>2.0427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777" calcext:value-type="float">
            <text:p>2.0427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777" calcext:value-type="float">
            <text:p>2.04277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885" calcext:value-type="float">
            <text:p>2.0428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885" calcext:value-type="float">
            <text:p>2.042885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727" calcext:value-type="float">
            <text:p>2.04272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727" calcext:value-type="float">
            <text:p>2.04272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697" calcext:value-type="float">
            <text:p>2.0426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697" calcext:value-type="float">
            <text:p>2.042697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824" calcext:value-type="float">
            <text:p>2.0428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824" calcext:value-type="float">
            <text:p>2.042824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622" calcext:value-type="float">
            <text:p>2.0426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622" calcext:value-type="float">
            <text:p>2.0426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383" calcext:value-type="float">
            <text:p>2.042383</text:p>
          </table:table-cell>
          <table:table-cell table:number-columns-repeated="5"/>
        </table:table-row>
        <table:table-row table:style-name="ro1">
          <table:table-cell table:style-name="Default" office:value-type="float" office:value="2.042383" calcext:value-type="float">
            <text:p>2.042383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427" calcext:value-type="float">
            <text:p>2.0427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05.508" calcext:value-type="float">
            <text:p>2305.508</text:p>
          </table:table-cell>
          <table:table-cell table:formula="of:=AVERAGE([.A51:.A125])" office:value-type="float" office:value="2307.11294666667" calcext:value-type="float">
            <text:p>2307.11294666667</text:p>
          </table:table-cell>
          <table:table-cell table:formula="of:=AVERAGE([.F51:.F53])" office:value-type="float" office:value="49.504" calcext:value-type="float">
            <text:p>49.504</text:p>
          </table:table-cell>
          <table:table-cell table:formula="of:=2*[.C51]" office:value-type="float" office:value="99.008" calcext:value-type="float">
            <text:p>99.008</text:p>
          </table:table-cell>
          <table:table-cell table:formula="of:=[.D51]/[.B51]" office:value-type="float" office:value="0.0429142405633185" calcext:value-type="float">
            <text:p>0.042914240563319</text:p>
          </table:table-cell>
          <table:table-cell office:value-type="float" office:value="49.504" calcext:value-type="float">
            <text:p>49.504</text:p>
          </table:table-cell>
        </table:table-row>
        <table:table-row table:style-name="ro1">
          <table:table-cell office:value-type="float" office:value="2305.307" calcext:value-type="float">
            <text:p>2305.307</text:p>
          </table:table-cell>
          <table:table-cell table:number-columns-repeated="4"/>
          <table:table-cell office:value-type="float" office:value="49.504" calcext:value-type="float">
            <text:p>49.504</text:p>
          </table:table-cell>
        </table:table-row>
        <table:table-row table:style-name="ro1">
          <table:table-cell office:value-type="float" office:value="2308.328" calcext:value-type="float">
            <text:p>2308.328</text:p>
          </table:table-cell>
          <table:table-cell table:number-columns-repeated="4"/>
          <table:table-cell office:value-type="float" office:value="49.504" calcext:value-type="float">
            <text:p>49.504</text:p>
          </table:table-cell>
        </table:table-row>
        <table:table-row table:style-name="ro1">
          <table:table-cell office:value-type="float" office:value="2307.623" calcext:value-type="float">
            <text:p>2307.623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5.811" calcext:value-type="float">
            <text:p>2305.811</text:p>
          </table:table-cell>
          <table:table-cell table:number-columns-repeated="5"/>
        </table:table-row>
        <table:table-row table:style-name="ro1">
          <table:table-cell office:value-type="float" office:value="2304.803" calcext:value-type="float">
            <text:p>2304.803</text:p>
          </table:table-cell>
          <table:table-cell table:number-columns-repeated="5"/>
        </table:table-row>
        <table:table-row table:style-name="ro1">
          <table:table-cell office:value-type="float" office:value="2306.616" calcext:value-type="float">
            <text:p>2306.616</text:p>
          </table:table-cell>
          <table:table-cell table:number-columns-repeated="5"/>
        </table:table-row>
        <table:table-row table:style-name="ro1">
          <table:table-cell office:value-type="float" office:value="2305.307" calcext:value-type="float">
            <text:p>2305.307</text:p>
          </table:table-cell>
          <table:table-cell table:number-columns-repeated="5"/>
        </table:table-row>
        <table:table-row table:style-name="ro1">
          <table:table-cell office:value-type="float" office:value="2306.012" calcext:value-type="float">
            <text:p>2306.012</text:p>
          </table:table-cell>
          <table:table-cell table:number-columns-repeated="5"/>
        </table:table-row>
        <table:table-row table:style-name="ro1">
          <table:table-cell office:value-type="float" office:value="2307.724" calcext:value-type="float">
            <text:p>2307.724</text:p>
          </table:table-cell>
          <table:table-cell table:number-columns-repeated="5"/>
        </table:table-row>
        <table:table-row table:style-name="ro1">
          <table:table-cell office:value-type="float" office:value="2306.314" calcext:value-type="float">
            <text:p>2306.314</text:p>
          </table:table-cell>
          <table:table-cell table:number-columns-repeated="5"/>
        </table:table-row>
        <table:table-row table:style-name="ro1">
          <table:table-cell office:value-type="float" office:value="2306.113" calcext:value-type="float">
            <text:p>2306.113</text:p>
          </table:table-cell>
          <table:table-cell table:number-columns-repeated="5"/>
        </table:table-row>
        <table:table-row table:style-name="ro1">
          <table:table-cell office:value-type="float" office:value="2306.213" calcext:value-type="float">
            <text:p>2306.213</text:p>
          </table:table-cell>
          <table:table-cell table:number-columns-repeated="5"/>
        </table:table-row>
        <table:table-row table:style-name="ro1">
          <table:table-cell office:value-type="float" office:value="2307.422" calcext:value-type="float">
            <text:p>2307.422</text:p>
          </table:table-cell>
          <table:table-cell table:number-columns-repeated="5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5"/>
        </table:table-row>
        <table:table-row table:style-name="ro1">
          <table:table-cell office:value-type="float" office:value="2307.321" calcext:value-type="float">
            <text:p>2307.321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6.113" calcext:value-type="float">
            <text:p>2306.113</text:p>
          </table:table-cell>
          <table:table-cell table:number-columns-repeated="5"/>
        </table:table-row>
        <table:table-row table:style-name="ro1">
          <table:table-cell office:value-type="float" office:value="2308.127" calcext:value-type="float">
            <text:p>2308.127</text:p>
          </table:table-cell>
          <table:table-cell table:number-columns-repeated="5"/>
        </table:table-row>
        <table:table-row table:style-name="ro1">
          <table:table-cell office:value-type="float" office:value="2307.019" calcext:value-type="float">
            <text:p>2307.019</text:p>
          </table:table-cell>
          <table:table-cell table:number-columns-repeated="5"/>
        </table:table-row>
        <table:table-row table:style-name="ro1">
          <table:table-cell office:value-type="float" office:value="2306.213" calcext:value-type="float">
            <text:p>2306.213</text:p>
          </table:table-cell>
          <table:table-cell table:number-columns-repeated="5"/>
        </table:table-row>
        <table:table-row table:style-name="ro1">
          <table:table-cell office:value-type="float" office:value="2306.616" calcext:value-type="float">
            <text:p>2306.616</text:p>
          </table:table-cell>
          <table:table-cell table:number-columns-repeated="5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5"/>
        </table:table-row>
        <table:table-row table:style-name="ro1">
          <table:table-cell office:value-type="float" office:value="2307.522" calcext:value-type="float">
            <text:p>2307.522</text:p>
          </table:table-cell>
          <table:table-cell table:number-columns-repeated="5"/>
        </table:table-row>
        <table:table-row table:style-name="ro1">
          <table:table-cell office:value-type="float" office:value="2306.818" calcext:value-type="float">
            <text:p>2306.818</text:p>
          </table:table-cell>
          <table:table-cell table:number-columns-repeated="5"/>
        </table:table-row>
        <table:table-row table:style-name="ro1">
          <table:table-cell office:value-type="float" office:value="2307.12" calcext:value-type="float">
            <text:p>2307.12</text:p>
          </table:table-cell>
          <table:table-cell table:number-columns-repeated="5"/>
        </table:table-row>
        <table:table-row table:style-name="ro1">
          <table:table-cell office:value-type="float" office:value="2307.724" calcext:value-type="float">
            <text:p>2307.724</text:p>
          </table:table-cell>
          <table:table-cell table:number-columns-repeated="5"/>
        </table:table-row>
        <table:table-row table:style-name="ro1">
          <table:table-cell office:value-type="float" office:value="2306.516" calcext:value-type="float">
            <text:p>2306.516</text:p>
          </table:table-cell>
          <table:table-cell table:number-columns-repeated="5"/>
        </table:table-row>
        <table:table-row table:style-name="ro1">
          <table:table-cell office:value-type="float" office:value="2307.623" calcext:value-type="float">
            <text:p>2307.623</text:p>
          </table:table-cell>
          <table:table-cell table:number-columns-repeated="5"/>
        </table:table-row>
        <table:table-row table:style-name="ro1">
          <table:table-cell office:value-type="float" office:value="2307.019" calcext:value-type="float">
            <text:p>2307.019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6.717" calcext:value-type="float">
            <text:p>2306.717</text:p>
          </table:table-cell>
          <table:table-cell table:number-columns-repeated="5"/>
        </table:table-row>
        <table:table-row table:style-name="ro1">
          <table:table-cell office:value-type="float" office:value="2307.925" calcext:value-type="float">
            <text:p>2307.925</text:p>
          </table:table-cell>
          <table:table-cell table:number-columns-repeated="5"/>
        </table:table-row>
        <table:table-row table:style-name="ro1">
          <table:table-cell office:value-type="float" office:value="2306.616" calcext:value-type="float">
            <text:p>2306.616</text:p>
          </table:table-cell>
          <table:table-cell table:number-columns-repeated="5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number-columns-repeated="5"/>
        </table:table-row>
        <table:table-row table:style-name="ro1">
          <table:table-cell office:value-type="float" office:value="2306.415" calcext:value-type="float">
            <text:p>2306.415</text:p>
          </table:table-cell>
          <table:table-cell table:number-columns-repeated="5"/>
        </table:table-row>
        <table:table-row table:style-name="ro1">
          <table:table-cell office:value-type="float" office:value="2306.616" calcext:value-type="float">
            <text:p>2306.616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7.321" calcext:value-type="float">
            <text:p>2307.321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6.717" calcext:value-type="float">
            <text:p>2306.717</text:p>
          </table:table-cell>
          <table:table-cell table:number-columns-repeated="5"/>
        </table:table-row>
        <table:table-row table:style-name="ro1">
          <table:table-cell office:value-type="float" office:value="2307.12" calcext:value-type="float">
            <text:p>2307.12</text:p>
          </table:table-cell>
          <table:table-cell table:number-columns-repeated="5"/>
        </table:table-row>
        <table:table-row table:style-name="ro1">
          <table:table-cell office:value-type="float" office:value="2307.019" calcext:value-type="float">
            <text:p>2307.019</text:p>
          </table:table-cell>
          <table:table-cell table:number-columns-repeated="5"/>
        </table:table-row>
        <table:table-row table:style-name="ro1">
          <table:table-cell office:value-type="float" office:value="2306.818" calcext:value-type="float">
            <text:p>2306.818</text:p>
          </table:table-cell>
          <table:table-cell table:number-columns-repeated="5"/>
        </table:table-row>
        <table:table-row table:style-name="ro1">
          <table:table-cell office:value-type="float" office:value="2306.213" calcext:value-type="float">
            <text:p>2306.213</text:p>
          </table:table-cell>
          <table:table-cell table:number-columns-repeated="5"/>
        </table:table-row>
        <table:table-row table:style-name="ro1">
          <table:table-cell office:value-type="float" office:value="2307.925" calcext:value-type="float">
            <text:p>2307.925</text:p>
          </table:table-cell>
          <table:table-cell table:number-columns-repeated="5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5"/>
        </table:table-row>
        <table:table-row table:style-name="ro1">
          <table:table-cell office:value-type="float" office:value="2308.026" calcext:value-type="float">
            <text:p>2308.026</text:p>
          </table:table-cell>
          <table:table-cell table:number-columns-repeated="5"/>
        </table:table-row>
        <table:table-row table:style-name="ro1">
          <table:table-cell office:value-type="float" office:value="2305.206" calcext:value-type="float">
            <text:p>2305.206</text:p>
          </table:table-cell>
          <table:table-cell table:number-columns-repeated="5"/>
        </table:table-row>
        <table:table-row table:style-name="ro1">
          <table:table-cell office:value-type="float" office:value="2307.422" calcext:value-type="float">
            <text:p>2307.422</text:p>
          </table:table-cell>
          <table:table-cell table:number-columns-repeated="5"/>
        </table:table-row>
        <table:table-row table:style-name="ro1">
          <table:table-cell office:value-type="float" office:value="2307.925" calcext:value-type="float">
            <text:p>2307.925</text:p>
          </table:table-cell>
          <table:table-cell table:number-columns-repeated="5"/>
        </table:table-row>
        <table:table-row table:style-name="ro1">
          <table:table-cell office:value-type="float" office:value="2308.429" calcext:value-type="float">
            <text:p>2308.429</text:p>
          </table:table-cell>
          <table:table-cell table:number-columns-repeated="5"/>
        </table:table-row>
        <table:table-row table:style-name="ro1">
          <table:table-cell office:value-type="float" office:value="2306.717" calcext:value-type="float">
            <text:p>2306.717</text:p>
          </table:table-cell>
          <table:table-cell table:number-columns-repeated="5"/>
        </table:table-row>
        <table:table-row table:style-name="ro1">
          <table:table-cell office:value-type="float" office:value="2307.019" calcext:value-type="float">
            <text:p>2307.019</text:p>
          </table:table-cell>
          <table:table-cell table:number-columns-repeated="5"/>
        </table:table-row>
        <table:table-row table:style-name="ro1">
          <table:table-cell office:value-type="float" office:value="2306.818" calcext:value-type="float">
            <text:p>2306.818</text:p>
          </table:table-cell>
          <table:table-cell table:number-columns-repeated="5"/>
        </table:table-row>
        <table:table-row table:style-name="ro1">
          <table:table-cell office:value-type="float" office:value="2307.522" calcext:value-type="float">
            <text:p>2307.522</text:p>
          </table:table-cell>
          <table:table-cell table:number-columns-repeated="5"/>
        </table:table-row>
        <table:table-row table:style-name="ro1">
          <table:table-cell office:value-type="float" office:value="2310.04" calcext:value-type="float">
            <text:p>2310.04</text:p>
          </table:table-cell>
          <table:table-cell table:number-columns-repeated="5"/>
        </table:table-row>
        <table:table-row table:style-name="ro1">
          <table:table-cell office:value-type="float" office:value="2307.623" calcext:value-type="float">
            <text:p>2307.623</text:p>
          </table:table-cell>
          <table:table-cell table:number-columns-repeated="5"/>
        </table:table-row>
        <table:table-row table:style-name="ro1">
          <table:table-cell office:value-type="float" office:value="2308.026" calcext:value-type="float">
            <text:p>2308.026</text:p>
          </table:table-cell>
          <table:table-cell table:number-columns-repeated="5"/>
        </table:table-row>
        <table:table-row table:style-name="ro1">
          <table:table-cell office:value-type="float" office:value="2307.019" calcext:value-type="float">
            <text:p>2307.019</text:p>
          </table:table-cell>
          <table:table-cell table:number-columns-repeated="5"/>
        </table:table-row>
        <table:table-row table:style-name="ro1">
          <table:table-cell office:value-type="float" office:value="2306.314" calcext:value-type="float">
            <text:p>2306.314</text:p>
          </table:table-cell>
          <table:table-cell table:number-columns-repeated="5"/>
        </table:table-row>
        <table:table-row table:style-name="ro1">
          <table:table-cell office:value-type="float" office:value="2306.113" calcext:value-type="float">
            <text:p>2306.113</text:p>
          </table:table-cell>
          <table:table-cell table:number-columns-repeated="5"/>
        </table:table-row>
        <table:table-row table:style-name="ro1">
          <table:table-cell office:value-type="float" office:value="2310.141" calcext:value-type="float">
            <text:p>2310.141</text:p>
          </table:table-cell>
          <table:table-cell table:number-columns-repeated="5"/>
        </table:table-row>
        <table:table-row table:style-name="ro1">
          <table:table-cell office:value-type="float" office:value="2306.012" calcext:value-type="float">
            <text:p>2306.012</text:p>
          </table:table-cell>
          <table:table-cell table:number-columns-repeated="5"/>
        </table:table-row>
        <table:table-row table:style-name="ro1">
          <table:table-cell office:value-type="float" office:value="2307.925" calcext:value-type="float">
            <text:p>2307.925</text:p>
          </table:table-cell>
          <table:table-cell table:number-columns-repeated="5"/>
        </table:table-row>
        <table:table-row table:style-name="ro1">
          <table:table-cell office:value-type="float" office:value="2307.22" calcext:value-type="float">
            <text:p>2307.22</text:p>
          </table:table-cell>
          <table:table-cell table:number-columns-repeated="5"/>
        </table:table-row>
        <table:table-row table:style-name="ro1">
          <table:table-cell office:value-type="float" office:value="2306.314" calcext:value-type="float">
            <text:p>2306.314</text:p>
          </table:table-cell>
          <table:table-cell table:number-columns-repeated="5"/>
        </table:table-row>
        <table:table-row table:style-name="ro1">
          <table:table-cell office:value-type="float" office:value="2304.703" calcext:value-type="float">
            <text:p>2304.703</text:p>
          </table:table-cell>
          <table:table-cell table:number-columns-repeated="5"/>
        </table:table-row>
        <table:table-row table:style-name="ro1">
          <table:table-cell office:value-type="float" office:value="2307.321" calcext:value-type="float">
            <text:p>2307.321</text:p>
          </table:table-cell>
          <table:table-cell table:number-columns-repeated="5"/>
        </table:table-row>
        <table:table-row table:style-name="ro1">
          <table:table-cell office:value-type="float" office:value="2307.724" calcext:value-type="float">
            <text:p>2307.724</text:p>
          </table:table-cell>
          <table:table-cell table:number-columns-repeated="5"/>
        </table:table-row>
        <table:table-row table:style-name="ro1">
          <table:table-cell office:value-type="float" office:value="2306.415" calcext:value-type="float">
            <text:p>2306.415</text:p>
          </table:table-cell>
          <table:table-cell table:number-columns-repeated="5"/>
        </table:table-row>
        <table:table-row table:style-name="ro1">
          <table:table-cell office:value-type="float" office:value="2308.328" calcext:value-type="float">
            <text:p>2308.328</text:p>
          </table:table-cell>
          <table:table-cell table:number-columns-repeated="5"/>
        </table:table-row>
        <table:table-row table:style-name="ro1">
          <table:table-cell office:value-type="float" office:value="2308.127" calcext:value-type="float">
            <text:p>2308.127</text:p>
          </table:table-cell>
          <table:table-cell table:number-columns-repeated="5"/>
        </table:table-row>
        <table:table-row table:style-name="ro1">
          <table:table-cell office:value-type="float" office:value="2307.522" calcext:value-type="float">
            <text:p>2307.5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066.629" calcext:value-type="float">
            <text:p>2066.629</text:p>
          </table:table-cell>
          <table:table-cell table:formula="of:=AVERAGE([.A128:.A216])" office:value-type="float" office:value="2069.12637078652" calcext:value-type="float">
            <text:p>2069.12637078652</text:p>
          </table:table-cell>
          <table:table-cell table:formula="of:=AVERAGE([.F128:.F133])" office:value-type="float" office:value="4.74216666666667" calcext:value-type="float">
            <text:p>4.74216666666667</text:p>
          </table:table-cell>
          <table:table-cell table:formula="of:=2*[.C128]" office:value-type="float" office:value="9.48433333333333" calcext:value-type="float">
            <text:p>9.48433333333333</text:p>
          </table:table-cell>
          <table:table-cell table:formula="of:=[.D128]/[.B128]" office:value-type="float" office:value="0.00458373807769322" calcext:value-type="float">
            <text:p>0.004583738077693</text:p>
          </table:table-cell>
          <table:table-cell office:value-type="float" office:value="4.746" calcext:value-type="float">
            <text:p>4.746</text:p>
          </table:table-cell>
        </table:table-row>
        <table:table-row table:style-name="ro1">
          <table:table-cell office:value-type="float" office:value="2069.751" calcext:value-type="float">
            <text:p>2069.751</text:p>
          </table:table-cell>
          <table:table-cell table:number-columns-repeated="4"/>
          <table:table-cell office:value-type="float" office:value="4.742" calcext:value-type="float">
            <text:p>4.742</text:p>
          </table:table-cell>
        </table:table-row>
        <table:table-row table:style-name="ro1">
          <table:table-cell office:value-type="float" office:value="2071.362" calcext:value-type="float">
            <text:p>2071.362</text:p>
          </table:table-cell>
          <table:table-cell table:number-columns-repeated="4"/>
          <table:table-cell office:value-type="float" office:value="4.742" calcext:value-type="float">
            <text:p>4.742</text:p>
          </table:table-cell>
        </table:table-row>
        <table:table-row table:style-name="ro1">
          <table:table-cell office:value-type="float" office:value="2066.125" calcext:value-type="float">
            <text:p>2066.125</text:p>
          </table:table-cell>
          <table:table-cell table:number-columns-repeated="4"/>
          <table:table-cell office:value-type="float" office:value="4.741" calcext:value-type="float">
            <text:p>4.741</text:p>
          </table:table-cell>
        </table:table-row>
        <table:table-row table:style-name="ro1">
          <table:table-cell office:value-type="float" office:value="2070.758" calcext:value-type="float">
            <text:p>2070.758</text:p>
          </table:table-cell>
          <table:table-cell table:number-columns-repeated="4"/>
          <table:table-cell office:value-type="float" office:value="4.741" calcext:value-type="float">
            <text:p>4.741</text:p>
          </table:table-cell>
        </table:table-row>
        <table:table-row table:style-name="ro1">
          <table:table-cell office:value-type="float" office:value="2070.657" calcext:value-type="float">
            <text:p>2070.657</text:p>
          </table:table-cell>
          <table:table-cell table:number-columns-repeated="4"/>
          <table:table-cell office:value-type="float" office:value="4.741" calcext:value-type="float">
            <text:p>4.741</text:p>
          </table:table-cell>
        </table:table-row>
        <table:table-row table:style-name="ro1">
          <table:table-cell office:value-type="float" office:value="2070.959" calcext:value-type="float">
            <text:p>2070.959</text:p>
          </table:table-cell>
          <table:table-cell table:number-columns-repeated="5"/>
        </table:table-row>
        <table:table-row table:style-name="ro1">
          <table:table-cell office:value-type="float" office:value="2069.449" calcext:value-type="float">
            <text:p>2069.449</text:p>
          </table:table-cell>
          <table:table-cell table:number-columns-repeated="5"/>
        </table:table-row>
        <table:table-row table:style-name="ro1">
          <table:table-cell office:value-type="float" office:value="2069.147" calcext:value-type="float">
            <text:p>2069.147</text:p>
          </table:table-cell>
          <table:table-cell table:number-columns-repeated="5"/>
        </table:table-row>
        <table:table-row table:style-name="ro1">
          <table:table-cell office:value-type="float" office:value="2060.385" calcext:value-type="float">
            <text:p>2060.385</text:p>
          </table:table-cell>
          <table:table-cell table:number-columns-repeated="5"/>
        </table:table-row>
        <table:table-row table:style-name="ro1">
          <table:table-cell office:value-type="float" office:value="2068.643" calcext:value-type="float">
            <text:p>2068.643</text:p>
          </table:table-cell>
          <table:table-cell table:number-columns-repeated="5"/>
        </table:table-row>
        <table:table-row table:style-name="ro1">
          <table:table-cell office:value-type="float" office:value="2070.154" calcext:value-type="float">
            <text:p>2070.154</text:p>
          </table:table-cell>
          <table:table-cell table:number-columns-repeated="5"/>
        </table:table-row>
        <table:table-row table:style-name="ro1">
          <table:table-cell office:value-type="float" office:value="2070.254" calcext:value-type="float">
            <text:p>2070.254</text:p>
          </table:table-cell>
          <table:table-cell table:number-columns-repeated="5"/>
        </table:table-row>
        <table:table-row table:style-name="ro1">
          <table:table-cell office:value-type="float" office:value="2060.385" calcext:value-type="float">
            <text:p>2060.385</text:p>
          </table:table-cell>
          <table:table-cell table:number-columns-repeated="5"/>
        </table:table-row>
        <table:table-row table:style-name="ro1">
          <table:table-cell office:value-type="float" office:value="2065.118" calcext:value-type="float">
            <text:p>2065.118</text:p>
          </table:table-cell>
          <table:table-cell table:number-columns-repeated="5"/>
        </table:table-row>
        <table:table-row table:style-name="ro1">
          <table:table-cell office:value-type="float" office:value="2062.5" calcext:value-type="float">
            <text:p>2062.5</text:p>
          </table:table-cell>
          <table:table-cell table:number-columns-repeated="5"/>
        </table:table-row>
        <table:table-row table:style-name="ro1">
          <table:table-cell office:value-type="float" office:value="2075.793" calcext:value-type="float">
            <text:p>2075.793</text:p>
          </table:table-cell>
          <table:table-cell table:number-columns-repeated="5"/>
        </table:table-row>
        <table:table-row table:style-name="ro1">
          <table:table-cell office:value-type="float" office:value="2068.14" calcext:value-type="float">
            <text:p>2068.14</text:p>
          </table:table-cell>
          <table:table-cell table:number-columns-repeated="5"/>
        </table:table-row>
        <table:table-row table:style-name="ro1">
          <table:table-cell office:value-type="float" office:value="2066.226" calcext:value-type="float">
            <text:p>2066.226</text:p>
          </table:table-cell>
          <table:table-cell table:number-columns-repeated="5"/>
        </table:table-row>
        <table:table-row table:style-name="ro1">
          <table:table-cell office:value-type="float" office:value="2066.327" calcext:value-type="float">
            <text:p>2066.327</text:p>
          </table:table-cell>
          <table:table-cell table:number-columns-repeated="5"/>
        </table:table-row>
        <table:table-row table:style-name="ro1">
          <table:table-cell office:value-type="float" office:value="2074.384" calcext:value-type="float">
            <text:p>2074.384</text:p>
          </table:table-cell>
          <table:table-cell table:number-columns-repeated="5"/>
        </table:table-row>
        <table:table-row table:style-name="ro1">
          <table:table-cell office:value-type="float" office:value="2079.62" calcext:value-type="float">
            <text:p>2079.62</text:p>
          </table:table-cell>
          <table:table-cell table:number-columns-repeated="5"/>
        </table:table-row>
        <table:table-row table:style-name="ro1">
          <table:table-cell office:value-type="float" office:value="2072.571" calcext:value-type="float">
            <text:p>2072.571</text:p>
          </table:table-cell>
          <table:table-cell table:number-columns-repeated="5"/>
        </table:table-row>
        <table:table-row table:style-name="ro1">
          <table:table-cell office:value-type="float" office:value="2067.133" calcext:value-type="float">
            <text:p>2067.133</text:p>
          </table:table-cell>
          <table:table-cell table:number-columns-repeated="5"/>
        </table:table-row>
        <table:table-row table:style-name="ro1">
          <table:table-cell office:value-type="float" office:value="2070.859" calcext:value-type="float">
            <text:p>2070.859</text:p>
          </table:table-cell>
          <table:table-cell table:number-columns-repeated="5"/>
        </table:table-row>
        <table:table-row table:style-name="ro1">
          <table:table-cell office:value-type="float" office:value="2061.594" calcext:value-type="float">
            <text:p>2061.594</text:p>
          </table:table-cell>
          <table:table-cell table:number-columns-repeated="5"/>
        </table:table-row>
        <table:table-row table:style-name="ro1">
          <table:table-cell office:value-type="float" office:value="2071.665" calcext:value-type="float">
            <text:p>2071.665</text:p>
          </table:table-cell>
          <table:table-cell table:number-columns-repeated="5"/>
        </table:table-row>
        <table:table-row table:style-name="ro1">
          <table:table-cell office:value-type="float" office:value="2066.931" calcext:value-type="float">
            <text:p>2066.931</text:p>
          </table:table-cell>
          <table:table-cell table:number-columns-repeated="5"/>
        </table:table-row>
        <table:table-row table:style-name="ro1">
          <table:table-cell office:value-type="float" office:value="2068.744" calcext:value-type="float">
            <text:p>2068.744</text:p>
          </table:table-cell>
          <table:table-cell table:number-columns-repeated="5"/>
        </table:table-row>
        <table:table-row table:style-name="ro1">
          <table:table-cell office:value-type="float" office:value="2066.73" calcext:value-type="float">
            <text:p>2066.73</text:p>
          </table:table-cell>
          <table:table-cell table:number-columns-repeated="5"/>
        </table:table-row>
        <table:table-row table:style-name="ro1">
          <table:table-cell office:value-type="float" office:value="2063.306" calcext:value-type="float">
            <text:p>2063.306</text:p>
          </table:table-cell>
          <table:table-cell table:number-columns-repeated="5"/>
        </table:table-row>
        <table:table-row table:style-name="ro1">
          <table:table-cell office:value-type="float" office:value="2072.671" calcext:value-type="float">
            <text:p>2072.671</text:p>
          </table:table-cell>
          <table:table-cell table:number-columns-repeated="5"/>
        </table:table-row>
        <table:table-row table:style-name="ro1">
          <table:table-cell office:value-type="float" office:value="2067.334" calcext:value-type="float">
            <text:p>2067.334</text:p>
          </table:table-cell>
          <table:table-cell table:number-columns-repeated="5"/>
        </table:table-row>
        <table:table-row table:style-name="ro1">
          <table:table-cell office:value-type="float" office:value="2069.852" calcext:value-type="float">
            <text:p>2069.852</text:p>
          </table:table-cell>
          <table:table-cell table:number-columns-repeated="5"/>
        </table:table-row>
        <table:table-row table:style-name="ro1">
          <table:table-cell office:value-type="float" office:value="2078.21" calcext:value-type="float">
            <text:p>2078.21</text:p>
          </table:table-cell>
          <table:table-cell table:number-columns-repeated="5"/>
        </table:table-row>
        <table:table-row table:style-name="ro1">
          <table:table-cell office:value-type="float" office:value="2071.564" calcext:value-type="float">
            <text:p>2071.564</text:p>
          </table:table-cell>
          <table:table-cell table:number-columns-repeated="5"/>
        </table:table-row>
        <table:table-row table:style-name="ro1">
          <table:table-cell office:value-type="float" office:value="2068.442" calcext:value-type="float">
            <text:p>2068.442</text:p>
          </table:table-cell>
          <table:table-cell table:number-columns-repeated="5"/>
        </table:table-row>
        <table:table-row table:style-name="ro1">
          <table:table-cell office:value-type="float" office:value="2067.737" calcext:value-type="float">
            <text:p>2067.737</text:p>
          </table:table-cell>
          <table:table-cell table:number-columns-repeated="5"/>
        </table:table-row>
        <table:table-row table:style-name="ro1">
          <table:table-cell office:value-type="float" office:value="2067.233" calcext:value-type="float">
            <text:p>2067.233</text:p>
          </table:table-cell>
          <table:table-cell table:number-columns-repeated="5"/>
        </table:table-row>
        <table:table-row table:style-name="ro1">
          <table:table-cell office:value-type="float" office:value="2068.24" calcext:value-type="float">
            <text:p>2068.24</text:p>
          </table:table-cell>
          <table:table-cell table:number-columns-repeated="5"/>
        </table:table-row>
        <table:table-row table:style-name="ro1">
          <table:table-cell office:value-type="float" office:value="2073.779" calcext:value-type="float">
            <text:p>2073.779</text:p>
          </table:table-cell>
          <table:table-cell table:number-columns-repeated="5"/>
        </table:table-row>
        <table:table-row table:style-name="ro1">
          <table:table-cell office:value-type="float" office:value="2068.24" calcext:value-type="float">
            <text:p>2068.24</text:p>
          </table:table-cell>
          <table:table-cell table:number-columns-repeated="5"/>
        </table:table-row>
        <table:table-row table:style-name="ro1">
          <table:table-cell office:value-type="float" office:value="2068.24" calcext:value-type="float">
            <text:p>2068.24</text:p>
          </table:table-cell>
          <table:table-cell table:number-columns-repeated="5"/>
        </table:table-row>
        <table:table-row table:style-name="ro1">
          <table:table-cell office:value-type="float" office:value="2071.463" calcext:value-type="float">
            <text:p>2071.463</text:p>
          </table:table-cell>
          <table:table-cell table:number-columns-repeated="5"/>
        </table:table-row>
        <table:table-row table:style-name="ro1">
          <table:table-cell office:value-type="float" office:value="2069.751" calcext:value-type="float">
            <text:p>2069.751</text:p>
          </table:table-cell>
          <table:table-cell table:number-columns-repeated="5"/>
        </table:table-row>
        <table:table-row table:style-name="ro1">
          <table:table-cell office:value-type="float" office:value="2070.859" calcext:value-type="float">
            <text:p>2070.859</text:p>
          </table:table-cell>
          <table:table-cell table:number-columns-repeated="5"/>
        </table:table-row>
        <table:table-row table:style-name="ro1">
          <table:table-cell office:value-type="float" office:value="2065.823" calcext:value-type="float">
            <text:p>2065.823</text:p>
          </table:table-cell>
          <table:table-cell table:number-columns-repeated="5"/>
        </table:table-row>
        <table:table-row table:style-name="ro1">
          <table:table-cell office:value-type="float" office:value="2072.067" calcext:value-type="float">
            <text:p>2072.067</text:p>
          </table:table-cell>
          <table:table-cell table:number-columns-repeated="5"/>
        </table:table-row>
        <table:table-row table:style-name="ro1">
          <table:table-cell office:value-type="float" office:value="2071.362" calcext:value-type="float">
            <text:p>2071.362</text:p>
          </table:table-cell>
          <table:table-cell table:number-columns-repeated="5"/>
        </table:table-row>
        <table:table-row table:style-name="ro1">
          <table:table-cell office:value-type="float" office:value="2073.074" calcext:value-type="float">
            <text:p>2073.074</text:p>
          </table:table-cell>
          <table:table-cell table:number-columns-repeated="5"/>
        </table:table-row>
        <table:table-row table:style-name="ro1">
          <table:table-cell office:value-type="float" office:value="2071.967" calcext:value-type="float">
            <text:p>2071.967</text:p>
          </table:table-cell>
          <table:table-cell table:number-columns-repeated="5"/>
        </table:table-row>
        <table:table-row table:style-name="ro1">
          <table:table-cell office:value-type="float" office:value="2069.65" calcext:value-type="float">
            <text:p>2069.65</text:p>
          </table:table-cell>
          <table:table-cell table:number-columns-repeated="5"/>
        </table:table-row>
        <table:table-row table:style-name="ro1">
          <table:table-cell office:value-type="float" office:value="2067.133" calcext:value-type="float">
            <text:p>2067.133</text:p>
          </table:table-cell>
          <table:table-cell table:number-columns-repeated="5"/>
        </table:table-row>
        <table:table-row table:style-name="ro1">
          <table:table-cell office:value-type="float" office:value="2072.974" calcext:value-type="float">
            <text:p>2072.974</text:p>
          </table:table-cell>
          <table:table-cell table:number-columns-repeated="5"/>
        </table:table-row>
        <table:table-row table:style-name="ro1">
          <table:table-cell office:value-type="float" office:value="2068.341" calcext:value-type="float">
            <text:p>2068.341</text:p>
          </table:table-cell>
          <table:table-cell table:number-columns-repeated="5"/>
        </table:table-row>
        <table:table-row table:style-name="ro1">
          <table:table-cell office:value-type="float" office:value="2066.931" calcext:value-type="float">
            <text:p>2066.931</text:p>
          </table:table-cell>
          <table:table-cell table:number-columns-repeated="5"/>
        </table:table-row>
        <table:table-row table:style-name="ro1">
          <table:table-cell office:value-type="float" office:value="2068.542" calcext:value-type="float">
            <text:p>2068.542</text:p>
          </table:table-cell>
          <table:table-cell table:number-columns-repeated="5"/>
        </table:table-row>
        <table:table-row table:style-name="ro1">
          <table:table-cell office:value-type="float" office:value="2064.716" calcext:value-type="float">
            <text:p>2064.716</text:p>
          </table:table-cell>
          <table:table-cell table:number-columns-repeated="5"/>
        </table:table-row>
        <table:table-row table:style-name="ro1">
          <table:table-cell office:value-type="float" office:value="2069.147" calcext:value-type="float">
            <text:p>2069.147</text:p>
          </table:table-cell>
          <table:table-cell table:number-columns-repeated="5"/>
        </table:table-row>
        <table:table-row table:style-name="ro1">
          <table:table-cell office:value-type="float" office:value="2072.873" calcext:value-type="float">
            <text:p>2072.873</text:p>
          </table:table-cell>
          <table:table-cell table:number-columns-repeated="5"/>
        </table:table-row>
        <table:table-row table:style-name="ro1">
          <table:table-cell office:value-type="float" office:value="2068.039" calcext:value-type="float">
            <text:p>2068.039</text:p>
          </table:table-cell>
          <table:table-cell table:number-columns-repeated="5"/>
        </table:table-row>
        <table:table-row table:style-name="ro1">
          <table:table-cell office:value-type="float" office:value="2069.449" calcext:value-type="float">
            <text:p>2069.449</text:p>
          </table:table-cell>
          <table:table-cell table:number-columns-repeated="5"/>
        </table:table-row>
        <table:table-row table:style-name="ro1">
          <table:table-cell office:value-type="float" office:value="2069.449" calcext:value-type="float">
            <text:p>2069.449</text:p>
          </table:table-cell>
          <table:table-cell table:number-columns-repeated="5"/>
        </table:table-row>
        <table:table-row table:style-name="ro1">
          <table:table-cell office:value-type="float" office:value="2064.011" calcext:value-type="float">
            <text:p>2064.011</text:p>
          </table:table-cell>
          <table:table-cell table:number-columns-repeated="5"/>
        </table:table-row>
        <table:table-row table:style-name="ro1">
          <table:table-cell office:value-type="float" office:value="2065.622" calcext:value-type="float">
            <text:p>2065.622</text:p>
          </table:table-cell>
          <table:table-cell table:number-columns-repeated="5"/>
        </table:table-row>
        <table:table-row table:style-name="ro1">
          <table:table-cell office:value-type="float" office:value="2068.341" calcext:value-type="float">
            <text:p>2068.341</text:p>
          </table:table-cell>
          <table:table-cell table:number-columns-repeated="5"/>
        </table:table-row>
        <table:table-row table:style-name="ro1">
          <table:table-cell office:value-type="float" office:value="2070.355" calcext:value-type="float">
            <text:p>2070.355</text:p>
          </table:table-cell>
          <table:table-cell table:number-columns-repeated="5"/>
        </table:table-row>
        <table:table-row table:style-name="ro1">
          <table:table-cell office:value-type="float" office:value="2066.226" calcext:value-type="float">
            <text:p>2066.226</text:p>
          </table:table-cell>
          <table:table-cell table:number-columns-repeated="5"/>
        </table:table-row>
        <table:table-row table:style-name="ro1">
          <table:table-cell office:value-type="float" office:value="2071.564" calcext:value-type="float">
            <text:p>2071.564</text:p>
          </table:table-cell>
          <table:table-cell table:number-columns-repeated="5"/>
        </table:table-row>
        <table:table-row table:style-name="ro1">
          <table:table-cell office:value-type="float" office:value="2059.68" calcext:value-type="float">
            <text:p>2059.68</text:p>
          </table:table-cell>
          <table:table-cell table:number-columns-repeated="5"/>
        </table:table-row>
        <table:table-row table:style-name="ro1">
          <table:table-cell office:value-type="float" office:value="2074.283" calcext:value-type="float">
            <text:p>2074.283</text:p>
          </table:table-cell>
          <table:table-cell table:number-columns-repeated="5"/>
        </table:table-row>
        <table:table-row table:style-name="ro1">
          <table:table-cell office:value-type="float" office:value="2071.765" calcext:value-type="float">
            <text:p>2071.765</text:p>
          </table:table-cell>
          <table:table-cell table:number-columns-repeated="5"/>
        </table:table-row>
        <table:table-row table:style-name="ro1">
          <table:table-cell office:value-type="float" office:value="2071.362" calcext:value-type="float">
            <text:p>2071.362</text:p>
          </table:table-cell>
          <table:table-cell table:number-columns-repeated="5"/>
        </table:table-row>
        <table:table-row table:style-name="ro1">
          <table:table-cell office:value-type="float" office:value="2069.55" calcext:value-type="float">
            <text:p>2069.55</text:p>
          </table:table-cell>
          <table:table-cell table:number-columns-repeated="5"/>
        </table:table-row>
        <table:table-row table:style-name="ro1">
          <table:table-cell office:value-type="float" office:value="2072.269" calcext:value-type="float">
            <text:p>2072.269</text:p>
          </table:table-cell>
          <table:table-cell table:number-columns-repeated="5"/>
        </table:table-row>
        <table:table-row table:style-name="ro1">
          <table:table-cell office:value-type="float" office:value="2074.988" calcext:value-type="float">
            <text:p>2074.988</text:p>
          </table:table-cell>
          <table:table-cell table:number-columns-repeated="5"/>
        </table:table-row>
        <table:table-row table:style-name="ro1">
          <table:table-cell office:value-type="float" office:value="2077.103" calcext:value-type="float">
            <text:p>2077.103</text:p>
          </table:table-cell>
          <table:table-cell table:number-columns-repeated="5"/>
        </table:table-row>
        <table:table-row table:style-name="ro1">
          <table:table-cell office:value-type="float" office:value="2067.535" calcext:value-type="float">
            <text:p>2067.535</text:p>
          </table:table-cell>
          <table:table-cell table:number-columns-repeated="5"/>
        </table:table-row>
        <table:table-row table:style-name="ro1">
          <table:table-cell office:value-type="float" office:value="2073.477" calcext:value-type="float">
            <text:p>2073.477</text:p>
          </table:table-cell>
          <table:table-cell table:number-columns-repeated="5"/>
        </table:table-row>
        <table:table-row table:style-name="ro1">
          <table:table-cell office:value-type="float" office:value="2069.55" calcext:value-type="float">
            <text:p>2069.55</text:p>
          </table:table-cell>
          <table:table-cell table:number-columns-repeated="5"/>
        </table:table-row>
        <table:table-row table:style-name="ro1">
          <table:table-cell office:value-type="float" office:value="2065.823" calcext:value-type="float">
            <text:p>2065.823</text:p>
          </table:table-cell>
          <table:table-cell table:number-columns-repeated="5"/>
        </table:table-row>
        <table:table-row table:style-name="ro1">
          <table:table-cell office:value-type="float" office:value="2066.73" calcext:value-type="float">
            <text:p>2066.73</text:p>
          </table:table-cell>
          <table:table-cell table:number-columns-repeated="5"/>
        </table:table-row>
        <table:table-row table:style-name="ro1">
          <table:table-cell office:value-type="float" office:value="2070.456" calcext:value-type="float">
            <text:p>2070.456</text:p>
          </table:table-cell>
          <table:table-cell table:number-columns-repeated="5"/>
        </table:table-row>
        <table:table-row table:style-name="ro1">
          <table:table-cell office:value-type="float" office:value="2064.111" calcext:value-type="float">
            <text:p>2064.111</text:p>
          </table:table-cell>
          <table:table-cell table:number-columns-repeated="5"/>
        </table:table-row>
        <table:table-row table:style-name="ro1">
          <table:table-cell office:value-type="float" office:value="2066.831" calcext:value-type="float">
            <text:p>2066.831</text:p>
          </table:table-cell>
          <table:table-cell table:number-columns-repeated="5"/>
        </table:table-row>
        <table:table-row table:style-name="ro1">
          <table:table-cell office:value-type="float" office:value="2066.025" calcext:value-type="float">
            <text:p>2066.025</text:p>
          </table:table-cell>
          <table:table-cell table:number-columns-repeated="5"/>
        </table:table-row>
        <table:table-row table:style-name="ro1">
          <table:table-cell office:value-type="float" office:value="2065.924" calcext:value-type="float">
            <text:p>2065.924</text:p>
          </table:table-cell>
          <table:table-cell table:number-columns-repeated="5"/>
        </table:table-row>
        <table:table-row table:style-name="ro1">
          <table:table-cell office:value-type="float" office:value="2069.55" calcext:value-type="float">
            <text:p>2069.55</text:p>
          </table:table-cell>
          <table:table-cell table:number-columns-repeated="5"/>
        </table:table-row>
        <table:table-row table:style-name="ro1">
          <table:table-cell office:value-type="float" office:value="2071.665" calcext:value-type="float">
            <text:p>2071.6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2:01:23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21T12:08:14.101000000</dc:date>
    <meta:editing-duration>PT2H18M51S</meta:editing-duration>
    <meta:editing-cycles>34</meta:editing-cycles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8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3037">
                <text:p>2.043037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3037">
                <text:p>2.043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2681">
                <text:p>2.042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2797">
                <text:p>2.042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2777">
                <text:p>2.04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2777">
                <text:p>2.042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2885">
                <text:p>2.042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2885">
                <text:p>2.042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2727">
                <text:p>2.04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2727">
                <text:p>2.042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2697">
                <text:p>2.042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2697">
                <text:p>2.042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2824">
                <text:p>2.042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824">
                <text:p>2.042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2622">
                <text:p>2.042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2622">
                <text:p>2.042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2383">
                <text:p>2.042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2383">
                <text:p>2.042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